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paragraph-rsid="000f0dd9"/>
    </style:style>
    <style:style style:name="P2" style:family="paragraph" style:parent-style-name="Standard">
      <style:text-properties officeooo:paragraph-rsid="0010f21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f217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f1d12"/>
    </style:style>
    <style:style style:name="T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fo:font-style="normal" fo:font-weight="normal" officeooo:rsid="001f1d12" style:font-style-asian="normal" style:font-weight-asian="normal" style:font-style-complex="normal" style:font-weight-complex="normal"/>
    </style:style>
    <style:style style:name="T7" style:family="text">
      <style:text-properties style:font-name="Liberation Serif" officeooo:rsid="0010f217"/>
    </style:style>
    <style:style style:name="T8" style:family="text">
      <style:text-properties style:font-name="Liberation Serif" officeooo:rsid="00117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ld"><text:span text:style-name="T1">Requisitos não funcionais</text:span></text:span></text:p>
      <text:p text:style-name="P1"/>
      <text:p text:style-name="P1"><text:span text:style-name="Bold">RNF</text:span><text:span text:style-name="Bold"><text:span text:style-name="T2">{NN}</text:span></text:span><text:span text:style-name="Bold"> - &lt;</text:span><text:span text:style-name="Bold"><text:span text:style-name="T2">Nome do requisito não funcional</text:span></text:span><text:span text:style-name="Bold">&gt;</text:span></text:p>
      <text:p text:style-name="P1"/>
      <text:p text:style-name="P2"><text:span text:style-name="Bold">&lt;</text:span><text:span text:style-name="Bold"><text:span text:style-name="T5">{</text:span></text:span><text:span text:style-name="Bold"><text:span text:style-name="T6">N</text:span></text:span><text:span text:style-name="T5">N}</text:span><text:span text:style-name="T3"> deve ser substituído por números sequenciais. </text:span><text:span text:style-name="T4">Aqui deve-se descrever detalhadamente as </text:span><text:span text:style-name="T7">restrições</text:span><text:span text:style-name="T4"> que vão </text:span><text:span text:style-name="T7">restringir</text:span><text:span text:style-name="T4"> o</text:span><text:span text:style-name="T7">s</text:span><text:span text:style-name="T4"> comportamento</text:span><text:span text:style-name="T7">s</text:span><text:span text:style-name="T4"> da</text:span><text:span text:style-name="T7">s</text:span><text:span text:style-name="T4"> </text:span><text:span text:style-name="T8">CDU</text:span><text:span text:style-name="T4">. Pode-se usar textos livres, listagens, subitens etc. Em fim, tudo que for necessário para garantir que a</text:span><text:span text:style-name="T7">s</text:span><text:span text:style-name="T4"> </text:span><text:span text:style-name="T8">CDU</text:span><text:span text:style-name="T7">s</text:span><text:span text:style-name="T4"> se comport</text:span><text:span text:style-name="T7">em</text:span><text:span text:style-name="T4"> de acordo com as </text:span><text:span text:style-name="T7">restrições identificadas</text:span><text:span text:style-name="T4">. </text:span><text:span text:style-name="T7">Tais restrições, devem se alinhas as normas da ISO/IEC 25010.</text:span><text:span text:style-name="Bold">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old" style:family="text"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2:14:30.799000000</meta:creation-date>
    <dc:date>2025-12-08T13:44:55.011000000</dc:date>
    <meta:editing-duration>PT10M57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" meta:word-count="66" meta:character-count="447" meta:non-whitespace-character-count="384"/>
  </office:meta>
</office:document-meta>
</file>